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ffffff"/>
    </style:style>
    <style:style style:name="gr2" style:family="graphic" style:parent-style-name="standard">
      <style:graphic-properties svg:stroke-width="0.001cm" svg:stroke-color="#ffffff" draw:fill="none" draw:fill-color="#ffffff" fo:padding-top="-0.049cm" fo:padding-bottom="-0.049cm" fo:padding-left="-0.049cm" fo:padding-right="-0.049cm"/>
    </style:style>
    <style:style style:name="gr3" style:family="graphic" style:parent-style-name="standard">
      <style:graphic-properties draw:stroke="none" svg:stroke-width="0.001cm" draw:fill-color="#8e8e8e"/>
    </style:style>
    <style:style style:name="gr4" style:family="graphic" style:parent-style-name="standard">
      <style:graphic-properties svg:stroke-width="0.001cm" svg:stroke-color="#000000" draw:fill="none" draw:fill-color="#ffffff" fo:padding-top="-0.049cm" fo:padding-bottom="-0.049cm" fo:padding-left="-0.049cm" fo:padding-right="-0.049cm"/>
    </style:style>
    <style:style style:name="gr5" style:family="graphic" style:parent-style-name="standard">
      <style:graphic-properties draw:stroke="none" svg:stroke-width="0.001cm" draw:fill-color="#aaaaaa"/>
    </style:style>
    <style:style style:name="gr6" style:family="graphic" style:parent-style-name="standard">
      <style:graphic-properties svg:stroke-width="0.001cm" svg:stroke-color="#aaaaaa" draw:fill="none" draw:fill-color="#ffffff" fo:padding-top="-0.049cm" fo:padding-bottom="-0.049cm" fo:padding-left="-0.049cm" fo:padding-right="-0.049cm"/>
    </style:style>
    <style:style style:name="gr7" style:family="graphic" style:parent-style-name="standard">
      <style:graphic-properties draw:stroke="none" svg:stroke-width="0.001cm" draw:fill-color="#e2e2e2"/>
    </style:style>
  </office:automatic-styles>
  <office:body>
    <office:drawing>
      <draw:page draw:name="page1" draw:style-name="dp1" draw:master-page-name="Default">
        <draw:g>
          <draw:glue-point draw:id="4" svg:x="0.73cm" svg:y="-5cm"/>
          <draw:glue-point draw:id="5" svg:x="2.193cm" svg:y="-5cm"/>
          <draw:glue-point draw:id="6" svg:x="-1.649cm" svg:y="5cm"/>
          <draw:glue-point draw:id="7" svg:x="0.851cm" svg:y="5cm"/>
          <draw:glue-point draw:id="8" svg:x="-0.398cm" svg:y="5cm"/>
          <draw:glue-point draw:id="9" svg:x="-5cm" svg:y="2.281cm"/>
          <draw:glue-point draw:id="10" svg:x="5cm" svg:y="1.019cm"/>
          <draw:glue-point draw:id="11" svg:x="0.247cm" svg:y="1.186cm"/>
          <draw:polygon draw:style-name="gr1" draw:layer="layout" svg:width="0.145cm" svg:height="0.117cm" svg:x="1.074cm" svg:y="0.893cm" svg:viewBox="0 0 146 118" draw:points="77,0 146,29 48,118 0,98">
            <text:p/>
          </draw:polygon>
          <draw:polygon draw:style-name="gr2" draw:layer="layout" svg:width="0.116cm" svg:height="0.146cm" svg:x="1.074cm" svg:y="0.864cm" svg:viewBox="0 0 117 147" draw:points="68,0 117,49 19,147 0,98">
            <text:p/>
          </draw:polygon>
          <draw:polygon draw:style-name="gr3" draw:layer="layout" svg:width="1.219cm" svg:height="2cm" svg:x="0cm" svg:y="0cm" svg:viewBox="0 0 1220 2001" draw:points="1171,38 1142,19 1026,0 977,0 929,0 909,19 861,117 861,155 861,203 909,252 842,252 812,252 483,514 512,611 580,747 318,961 348,1010 512,1029 600,1194 318,1291 251,1340 183,1291 154,1262 86,1340 0,1457 0,1544 19,1593 86,1622 86,1524 203,1457 203,1427 251,1505 696,1427 580,1835 532,1923 532,2001 648,2001 677,1952 764,2001 929,2001 929,1923 812,1874 812,1855 861,1670 929,1359 842,961 929,844 1074,961 1094,942 1113,971 1132,980 1190,980 1200,951 1220,913 1171,874 1190,864 1006,699 1006,611 1026,534 1006,611 929,631 861,631 764,631 745,611 812,582 909,582 977,534 1026,466 1074,446 1026,368 1006,349 1026,320 1113,339 1132,320 1142,281 1161,232 1190,232 1171,155 1171,117">
            <text:p/>
          </draw:polygon>
          <draw:path draw:style-name="gr4" draw:layer="layout" svg:width="1.219cm" svg:height="1.995cm" svg:x="0cm" svg:y="0.005cm" svg:viewBox="0 0 1220 1996" svg:d="m1171 33-29-19-87-14h-131l-15 14-48 98v38 49l48 48h-67-30l-329 262 29 98 68 135-262 214 30 49 164 19 88 165-282 98-67 48-68-48-29-29-68 77-86 117v87l19 49 67 29v-98l117-67v-30l48 78 445-78-116 408-48 88v78h116l29-49 87 49h165v-78l-117-49v-19l49-185 68-311-87-398 87-116 145 116 20-19 19 29 19 9h58l10-28 20-39-49-39 19-10-184-165v-87l20-78-20 78-77 19h-68-97l-19-19 67-29h97l68-49 49-68 48-19-48-79-20-19 20-29 87 20 19-20 10-39 19-48h29l-19-78v-38zm0-79z">
            <text:p/>
          </draw:path>
          <draw:polygon draw:style-name="gr5" draw:layer="layout" svg:width="0.59cm" svg:height="0.544cm" svg:x="0.997cm" svg:y="0.893cm" svg:viewBox="0 0 591 545" draw:points="96,97 86,136 106,175 9,233 0,262 154,535 183,545 591,330 591,311 446,19 406,0 309,58 270,19 232,9 96,97 144,97 135,106 135,136 144,155 280,77 261,48 232,48 144,97">
            <text:p/>
          </draw:polygon>
          <draw:polygon draw:style-name="gr5" draw:layer="layout" svg:width="0.59cm" svg:height="0.544cm" svg:x="0.997cm" svg:y="0.893cm" svg:viewBox="0 0 591 545" draw:points="96,97 86,136 106,175 9,233 0,262 154,535 183,545 591,330 591,311 446,19 406,0 309,58 270,19 232,9 96,97 144,97 135,106 135,136 144,155 280,77 261,48 232,48 144,97">
            <text:p/>
          </draw:polygon>
          <draw:polygon draw:style-name="gr6" draw:layer="layout" svg:width="0.59cm" svg:height="0.544cm" svg:x="0.997cm" svg:y="0.893cm" svg:viewBox="0 0 591 545" draw:points="96,97 86,136 106,175 9,233 0,262 154,535 183,545 591,330 591,311 446,19 406,0 309,58 270,19 232,9 96,97 144,97 135,106 135,136 144,155 280,77 261,48 232,48 144,97">
            <text:p/>
          </draw:polygon>
          <draw:polygon draw:style-name="gr4" draw:layer="layout" svg:width="0.59cm" svg:height="0.544cm" svg:x="0.997cm" svg:y="0.893cm" svg:viewBox="0 0 591 545" draw:points="106,175 9,233 0,262 154,535 183,545 591,330 591,311 446,19 406,0 309,58 270,19 232,9 96,97 86,136">
            <text:p/>
          </draw:polygon>
          <draw:polygon draw:style-name="gr4" draw:layer="layout" svg:width="0.145cm" svg:height="0.107cm" svg:x="1.132cm" svg:y="0.942cm" svg:viewBox="0 0 146 108" draw:points="9,108 146,29 126,0 97,0 0,58 0,88">
            <text:p/>
          </draw:polygon>
          <draw:polygon draw:style-name="gr7" draw:layer="layout" svg:width="0.329cm" svg:height="0.194cm" svg:x="0.745cm" svg:y="0.437cm" svg:viewBox="0 0 330 195" draw:points="330,0 281,29 233,97 164,146 67,146 0,175 19,195 184,195 261,175 281,97">
            <text:p/>
          </draw:polygon>
          <draw:polygon draw:style-name="gr4" draw:layer="layout" svg:width="0.329cm" svg:height="0.194cm" svg:x="0.745cm" svg:y="0.437cm" svg:viewBox="0 0 330 195" draw:points="330,0 281,29 233,97 164,146 67,146 0,175 19,195 184,195 261,175 281,97">
            <text:p/>
          </draw:polygon>
          <draw:polygon draw:style-name="gr3" draw:layer="layout" svg:width="0.107cm" svg:height="0.087cm" svg:x="1.122cm" svg:y="0.913cm" svg:viewBox="0 0 108 88" draw:points="98,10 49,0 19,39 0,68 19,88 49,88 78,78 98,58 108,39">
            <text:p/>
          </draw:polygon>
          <draw:polygon draw:style-name="gr4" draw:layer="layout" svg:width="0.107cm" svg:height="0.087cm" svg:x="1.122cm" svg:y="0.913cm" svg:viewBox="0 0 108 88" draw:points="98,10 49,0 19,39 0,68 19,88 49,88 78,78 98,58 108,39">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Running man subdued</dc:title>
    <meta:creation-date>2011-02-07T16:41:55</meta:creation-date>
    <meta:editing-duration>P0D</meta:editing-duration>
    <meta:editing-cycles>1</meta:editing-cycles>
    <meta:document-statistic meta:object-count="14"/>
    <meta:generator>OpenOffice.org/3.3$Linux OpenOffice.org_project/330m20$Build-9567</meta:generator>
  </office:meta>
</office:document-meta>
</file>